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2cm"/>
    </style:style>
    <style:style style:name="Tabella2.C" style:family="table-column">
      <style:table-column-properties style:column-width="1.092cm"/>
    </style:style>
    <style:style style:name="Tabella2.D" style:family="table-column">
      <style:table-column-properties style:column-width="1.305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621cm"/>
    </style:style>
    <style:style style:name="Tabella2.G" style:family="table-column">
      <style:table-column-properties style:column-width="1.042cm"/>
    </style:style>
    <style:style style:name="Tabella2.H" style:family="table-column">
      <style:table-column-properties style:column-width="0.065cm"/>
    </style:style>
    <style:style style:name="Tabella2.I" style:family="table-column">
      <style:table-column-properties style:column-width="0.877cm"/>
    </style:style>
    <style:style style:name="Tabella2.J" style:family="table-column">
      <style:table-column-properties style:column-width="1.803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style:min-row-height="0.011cm" fo:keep-together="auto"/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B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I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45dc36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style:text-properties fo:font-size="4pt" style:font-size-asian="3.5pt" style:font-size-complex="4pt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text-properties fo:font-size="6pt" style:font-size-asian="5.25pt" style:font-size-complex="6pt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19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1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22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language="it" fo:country="IT" fo:font-style="normal" fo:font-weight="normal" officeooo:paragraph-rsid="015ef08c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5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5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5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6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6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6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71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72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73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74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5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d6b6bb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6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7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78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79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letter-spacing="0.007cm" style:font-name-asian="Times New Roman" style:font-name-complex="Microsoft Sans Serif" style:language-complex="ar" style:country-complex="SA"/>
    </style:style>
    <style:style style:name="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93c4ce" fo:background-color="transparent" loext:char-shading-value="0"/>
    </style:style>
    <style:style style:name="T10" style:family="text">
      <style:text-properties officeooo:rsid="0090aa57"/>
    </style:style>
    <style:style style:name="T1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63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63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B1" office:value-type="string">
              <text:p text:style-name="P50"/>
            </table:table-cell>
            <table:table-cell table:style-name="Tabella2.A1" office:value-type="string">
              <text:p text:style-name="P62"><text:placeholder text:placeholder-type="text">&lt;translate(u'UoM')&gt;</text:placeholder></text:p>
            </table:table-cell>
            <table:table-cell table:style-name="Tabella2.A1" office:value-type="string">
              <text:p text:style-name="P61"><text:placeholder text:placeholder-type="text">&lt;translate(u'q.ty')&gt;</text:placeholder></text:p>
            </table:table-cell>
            <table:table-cell table:style-name="Tabella2.A1" office:value-type="string">
              <text:p text:style-name="P61"><text:bookmark text:name="__DdeLink__1383_742129671"/></text:p>
            </table:table-cell>
            <table:table-cell table:style-name="Tabella2.A1" table:number-columns-spanned="2" office:value-type="string">
              <text:p text:style-name="P61"/>
            </table:table-cell>
            <table:covered-table-cell/>
            <table:table-cell table:style-name="Tabella2.A1" office:value-type="string">
              <text:p text:style-name="P60"><text:placeholder text:placeholder-type="text">&lt;translate(u'VAT')&gt;</text:placeholder></text:p>
            </table:table-cell>
            <table:table-cell table:style-name="Tabella2.A1" office:value-type="string">
              <text:p text:style-name="P61"/>
            </table:table-cell>
          </table:table-row>
        </table:table-header-rows>
        <table:table-row table:style-name="Tabella2.2">
          <table:table-cell table:style-name="Tabella2.A2" table:number-columns-spanned="10" office:value-type="string">
            <text:p text:style-name="P66"><text:bookmark-start text:name="__DdeLink__1878_1422078000"/><text:bookmark-start text:name="__DdeLink__8287_2116006207"/><text:placeholder text:placeholder-type="text">&lt;for each="line in o.order_line"&gt;</text:placeholder><text:bookmark-end text:name="__DdeLink__1878_1422078000"/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4" table:number-columns-spanned="10" office:value-type="string">
            <text:p text:style-name="P38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4" table:number-columns-spanned="10" office:value-type="string">
            <text:p text:style-name="P48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office:value-type="string">
            <text:p text:style-name="P21"><text:placeholder text:placeholder-type="text">&lt;line.product_id and line.product_id.code or line.product_tmpl_id and line.product_tmpl_id.prefix_code or ''&gt;</text:placeholder></text:p>
          </table:table-cell>
          <table:table-cell table:style-name="Tabella2.B5" table:number-columns-spanned="2" office:value-type="string">
            <text:p text:style-name="P77"><text:span text:style-name="Strong_20_Emphasis"><text:span text:style-name="T25"><text:placeholder text:placeholder-type="text">&lt;for each="nl in line.name.split('\n')"&gt;</text:placeholder></text:span></text:span></text:p>
            <text:p text:style-name="P77"><text:span text:style-name="Strong_20_Emphasis"><text:span text:style-name="T25"><text:placeholder text:placeholder-type="text">&lt;nl.upper()&gt;</text:placeholder></text:span></text:span></text:p>
            <text:p text:style-name="P79"><text:span text:style-name="Strong_20_Emphasis"><text:span text:style-name="T27"><text:placeholder text:placeholder-type="text">&lt;/for&gt;</text:placeholder></text:span></text:span></text:p>
            <text:p text:style-name="P43"><text:span text:style-name="Strong_20_Emphasis"><text:span text:style-name="T27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covered-table-cell/>
          <table:table-cell table:style-name="Tabella2.D5" office:value-type="string">
            <text:p text:style-name="P75"><text:span text:style-name="Strong_20_Emphasis"><text:span text:style-name="T22"><text:placeholder text:placeholder-type="text">&lt;line.product_uom and line.product_uom.name&gt;</text:placeholder></text:span></text:span></text:p>
          </table:table-cell>
          <table:table-cell table:style-name="Tabella2.E5" office:value-type="string">
            <text:p text:style-name="P76"><text:span text:style-name="Strong_20_Emphasis"><text:span text:style-name="T16"><text:placeholder text:placeholder-type="text">&lt;if test="line.product_qty != 0.0"&gt;</text:placeholder></text:span></text:span><text:span text:style-name="Strong_20_Emphasis"><text:span text:style-name="T14"> </text:span></text:span><text:span text:style-name="Strong_20_Emphasis"><text:span text:style-name="T15"><text:placeholder text:placeholder-type="text">&lt;formatLang(line.product_qty,digits=0)&gt;</text:placeholder></text:span></text:span><text:span text:style-name="Strong_20_Emphasis"><text:span text:style-name="T16"><text:placeholder text:placeholder-type="text">&lt;/if&gt;</text:placeholder></text:span></text:span></text:p>
          </table:table-cell>
          <table:table-cell table:style-name="Tabella2.F5" office:value-type="string">
            <text:p text:style-name="P53"><text:span text:style-name="Strong_20_Emphasis"><text:span text:style-name="T24"/></text:span></text:p>
          </table:table-cell>
          <table:table-cell table:style-name="Tabella2.G5" table:number-columns-spanned="2" office:value-type="string">
            <text:p text:style-name="P72"><text:span text:style-name="Strong_20_Emphasis"><text:span text:style-name="T18"/></text:span></text:p>
          </table:table-cell>
          <table:covered-table-cell/>
          <table:table-cell table:style-name="Tabella2.I5" office:value-type="string">
            <text:p text:style-name="P55"><text:span text:style-name="Strong_20_Emphasis"><text:span text:style-name="T18"><text:placeholder text:placeholder-type="text">&lt;if test="line.taxes_id"&gt;</text:placeholder></text:span></text:span><text:span text:style-name="Strong_20_Emphasis"><text:span text:style-name="T18"><text:placeholder text:placeholder-type="text">&lt;for each="tax in line.taxes_id"&gt;</text:placeholder></text:span></text:span><text:span text:style-name="Strong_20_Emphasis"><text:span text:style-name="T13"><text:placeholder text:placeholder-type="text">&lt;formatLang(tax.amount *100, digits=0)&gt;</text:placeholder></text:span></text:span><text:span text:style-name="Strong_20_Emphasis"><text:span text:style-name="T13">%</text:span></text:span><text:span text:style-name="Strong_20_Emphasis"><text:span text:style-name="T18"><text:placeholder text:placeholder-type="text">&lt;/for&gt;</text:placeholder></text:span></text:span><text:span text:style-name="Strong_20_Emphasis"><text:span text:style-name="T18"><text:placeholder text:placeholder-type="text">&lt;/if&gt;</text:placeholder></text:span></text:span></text:p>
          </table:table-cell>
          <table:table-cell table:style-name="Tabella2.J5" office:value-type="string">
            <text:p text:style-name="P54"><text:span text:style-name="Strong_20_Emphasis"><text:span text:style-name="T17"/></text:span></text:p>
          </table:table-cell>
        </table:table-row>
        <table:table-row table:style-name="Tabella2.6">
          <table:table-cell table:style-name="Tabella2.A6" table:number-columns-spanned="10" office:value-type="string">
            <text:p text:style-name="P68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49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22"><text:placeholder text:placeholder-type="text">&lt;line.product_id and line.product_id.code or ''&gt;</text:placeholder></text:p>
          </table:table-cell>
          <table:table-cell table:style-name="Tabella2.B8" table:number-columns-spanned="2" office:value-type="string">
            <text:p text:style-name="P77"><text:span text:style-name="Strong_20_Emphasis"><text:span text:style-name="T26"><text:placeholder text:placeholder-type="text">&lt;for each="nl in line.name.split('\n')"&gt;</text:placeholder></text:span></text:span></text:p>
            <text:p text:style-name="P77"><text:span text:style-name="Strong_20_Emphasis"><text:span text:style-name="T26"><text:placeholder text:placeholder-type="text">&lt;nl&gt;</text:placeholder></text:span></text:span></text:p>
            <text:p text:style-name="P78"><text:span text:style-name="Strong_20_Emphasis"><text:span text:style-name="T28"><text:placeholder text:placeholder-type="text">&lt;/for&gt;</text:placeholder></text:span></text:span></text:p>
          </table:table-cell>
          <table:covered-table-cell/>
          <table:table-cell table:style-name="Tabella2.D8" office:value-type="string">
            <text:p text:style-name="P74"><text:bookmark-start text:name="__DdeLink__1068_1621327982"/><text:span text:style-name="Strong_20_Emphasis"><text:span text:style-name="T20"><text:placeholder text:placeholder-type="text">&lt;line.product_uom and line.product_uom.name&gt;</text:placeholder></text:span></text:span><text:bookmark-end text:name="__DdeLink__1068_1621327982"/></text:p>
          </table:table-cell>
          <table:table-cell table:style-name="Tabella2.E8" office:value-type="string">
            <text:p text:style-name="P74"><text:span text:style-name="Strong_20_Emphasis"><text:span text:style-name="T16"><text:placeholder text:placeholder-type="text">&lt;if test="line.product_qty != 0.0"&gt;</text:placeholder></text:span></text:span><text:span text:style-name="Strong_20_Emphasis"><text:span text:style-name="T12"> </text:span></text:span><text:span text:style-name="Strong_20_Emphasis"><text:span text:style-name="T21"><text:placeholder text:placeholder-type="text">&lt;formatLang(line.product_qty,digits=0)&gt;</text:placeholder></text:span></text:span><text:span text:style-name="Strong_20_Emphasis"><text:span text:style-name="T16"><text:placeholder text:placeholder-type="text">&lt;/if&gt;</text:placeholder></text:span></text:span></text:p>
          </table:table-cell>
          <table:table-cell table:style-name="Tabella2.F8" office:value-type="string">
            <text:p text:style-name="P70"><text:span text:style-name="Strong_20_Emphasis"><text:span text:style-name="T24"/></text:span></text:p>
          </table:table-cell>
          <table:table-cell table:style-name="Tabella2.G8" office:value-type="string">
            <text:p text:style-name="P72"><text:span text:style-name="Strong_20_Emphasis"><text:span text:style-name="T19"/></text:span></text:p>
          </table:table-cell>
          <table:table-cell table:style-name="Tabella2.H8" table:number-columns-spanned="2" office:value-type="string">
            <text:p text:style-name="P73"><text:span text:style-name="Strong_20_Emphasis"><text:span text:style-name="T18"><text:placeholder text:placeholder-type="text">&lt;if test="line.taxes_id"&gt;</text:placeholder></text:span></text:span><text:span text:style-name="Strong_20_Emphasis"><text:span text:style-name="T18"><text:placeholder text:placeholder-type="text">&lt;for each="tax in line.taxes_id"&gt;</text:placeholder></text:span></text:span><text:span text:style-name="Strong_20_Emphasis"><text:span text:style-name="T23"><text:placeholder text:placeholder-type="text">&lt;formatLang(tax.amount *100, digits=0)&gt;</text:placeholder></text:span></text:span><text:span text:style-name="Strong_20_Emphasis"><text:span text:style-name="T23">%</text:span></text:span><text:span text:style-name="Strong_20_Emphasis"><text:span text:style-name="T18"><text:placeholder text:placeholder-type="text">&lt;/for&gt;</text:placeholder></text:span></text:span><text:span text:style-name="Strong_20_Emphasis"><text:span text:style-name="T18"><text:placeholder text:placeholder-type="text">&lt;/if&gt;</text:placeholder></text:span></text:span></text:p>
          </table:table-cell>
          <table:covered-table-cell/>
          <table:table-cell table:style-name="Tabella2.J8" office:value-type="string">
            <text:p text:style-name="P71"><text:span text:style-name="Strong_20_Emphasis"><text:span text:style-name="T17"/></text:span></text:p>
          </table:table-cell>
        </table:table-row>
        <table:table-row table:style-name="Tabella2.9">
          <table:table-cell table:style-name="Tabella2.A9" table:number-columns-spanned="10" office:value-type="string">
            <text:p text:style-name="P6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6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0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none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1" style:family="table-row">
      <style:table-row-properties style:min-row-height="0.411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45dc36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language="it" fo:country="IT" fo:font-style="normal" fo:font-weight="normal" officeooo:paragraph-rsid="015ef08c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/>
    </style:style>
    <style:style style:name="MP1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26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27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3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6" style:family="paragraph" style:parent-style-name="Standard">
      <style:text-properties fo:font-size="4pt" style:font-size-asian="3.5pt" style:font-size-complex="4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8" style:family="paragraph" style:parent-style-name="Standard">
      <style:paragraph-properties fo:text-align="start" style:justify-single-word="false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42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4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4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4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48" style:family="paragraph" style:parent-style-name="Standard">
      <style:text-properties fo:font-size="6pt" style:font-size-asian="5.25pt" style:font-size-complex="6pt"/>
    </style:style>
    <style:style style:name="MP4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T9" style:family="text">
      <style:text-properties officeooo:rsid="0090aa57"/>
    </style:style>
    <style:style style:name="M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/>
              <text:p text:style-name="MP5"><text:placeholder text:placeholder-type="text">&lt;translate(report_xml.name)&gt;</text:placeholder></text:p>
              <text:p text:style-name="MP6"><text:span text:style-name="MT1"><text:placeholder text:placeholder-type="text">&lt;o.name or ''&gt;</text:placeholder></text:span><text:span text:style-name="MT1"> </text:span></text:p>
            </table:table-cell>
            <table:table-cell table:style-name="Table2.D1" office:value-type="string">
              <text:p text:style-name="MP7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8"/>
            </table:table-cell>
            <table:table-cell table:style-name="Table2.B2" office:value-type="string">
              <text:p text:style-name="MP9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0"><text:page-number text:select-page="current">1</text:page-number>/<text:span text:style-name="MT3"><text:page-count>1</text:page-count></text:span></text:p>
            </table:table-cell>
          </table:table-row>
        </table:table>
        <text:p text:style-name="MP1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2"/>
              <text:p text:style-name="MP13"/>
              <text:p text:style-name="MP14"/>
            </table:table-cell>
            <table:table-cell table:style-name="Table1.B1" office:value-type="string">
              <text:p text:style-name="MP15"><text:bookmark-start text:name="__DdeLink__1484_400434007"/><text:span text:style-name="MT4"><text:placeholder text:placeholder-type="text">&lt;get_label(o,'partner_id')&gt;</text:placeholder></text:span><text:bookmark-end text:name="__DdeLink__1484_400434007"/><text:span text:style-name="MT5">:</text:span></text:p>
              <text:p text:style-name="MP16"><text:placeholder text:placeholder-type="text">&lt;o.partner_id.title&gt;</text:placeholder></text:p>
              <text:p text:style-name="MP17"><text:bookmark-start text:name="__DdeLink__1492_400434007"/><text:placeholder text:placeholder-type="text">&lt;o.partner_id.name or ''&gt;</text:placeholder><text:bookmark-end text:name="__DdeLink__1492_400434007"/></text:p>
              <text:p text:style-name="MP18"><text:placeholder text:placeholder-type="text">&lt;o.partner_id.street or ''&gt;</text:placeholder> </text:p>
              <text:p text:style-name="MP19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20"/>
              <text:p text:style-name="MP21"><text:span text:style-name="MT6"><text:placeholder text:placeholder-type="text">&lt;get_label(o.partner_id,'phone')&gt;</text:placeholder></text:span><text:span text:style-name="MT7"><text:tab/>: </text:span><text:span text:style-name="MT8"><text:placeholder text:placeholder-type="text">&lt;o.partner_id.phone&gt;</text:placeholder></text:span></text:p>
              <text:p text:style-name="MP22"><text:span text:style-name="MT7">@<text:tab/>: </text:span><text:span text:style-name="MT8"><text:placeholder text:placeholder-type="text">&lt;o.partner_id.email&gt;</text:placeholder></text:span></text:p>
              <text:p text:style-name="MP23"><text:placeholder text:placeholder-type="text">&lt;if test="o.partner_id.fiscalcode"&gt;</text:placeholder></text:p>
              <text:p text:style-name="MP24"><text:span text:style-name="MT9">C.F.<text:tab/>: </text:span><text:bookmark-start text:name="__DdeLink__6896_400434007"/><text:span text:style-name="MT8"><text:placeholder text:placeholder-type="text">&lt;o.partner_id.fiscalcode or ''&gt;</text:placeholder></text:span><text:bookmark-end text:name="__DdeLink__6896_400434007"/></text:p>
              <text:p text:style-name="MP23"><text:placeholder text:placeholder-type="text">&lt;/if&gt;</text:placeholder></text:p>
              <text:p text:style-name="MP25"><text:span text:style-name="MT10"><text:placeholder text:placeholder-type="text">&lt;translate(u'VAT')&gt;</text:placeholder></text:span><text:span text:style-name="MT7"><text:tab/></text:span><text:span text:style-name="MT8">: </text:span><text:span text:style-name="MT8"><text:placeholder text:placeholder-type="text">&lt;o.partner_id.vat or ''&gt;</text:placeholder></text:span></text:p>
              <text:p text:style-name="MP26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27"><text:placeholder text:placeholder-type="text">&lt;get_label(o.payment_term_id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28"><text:placeholder text:placeholder-type="text">&lt;choose&gt;</text:placeholder></text:p>
              <text:p text:style-name="MP28"><text:placeholder text:placeholder-type="text">&lt;get_selection_item(o.payment_term_id, o.payment_term_id.type) or ''&gt;</text:placeholder></text:p>
              <text:p text:style-name="MP29"><text:placeholder text:placeholder-type="text">&lt;o.payment_term_id and o.payment_term_id.note or o.payment_term_id and o.payment_term_id.name or ''&gt;</text:placeholder></text:p>
              <text:p text:style-name="MP28"><text:placeholder text:placeholder-type="text">&lt;when test="o.payment_term_id.type == 'RB'"&gt;</text:placeholder></text:p>
              <text:p text:style-name="MP28"><text:placeholder text:placeholder-type="text">&lt;choose&gt;</text:placeholder></text:p>
              <text:p text:style-name="MP28"><text:placeholder text:placeholder-type="text">&lt;when test="o.partner_id.bank_riba_id"&gt;</text:placeholder></text:p>
              <text:p text:style-name="MP28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28"><text:placeholder text:placeholder-type="text">&lt;/when&gt;</text:placeholder></text:p>
              <text:p text:style-name="MP28"><text:placeholder text:placeholder-type="text">&lt;otherwise&gt;</text:placeholder></text:p>
              <text:p text:style-name="MP28"><text:placeholder text:placeholder-type="text">&lt;if test="o.partner_id.bank_ids"&gt;</text:placeholder></text:p>
              <text:p text:style-name="MP29"><text:placeholder text:placeholder-type="text">&lt;o.partner_id.bank_ids[0].bank_name or '' &gt;</text:placeholder></text:p>
              <text:p text:style-name="MP28"><text:placeholder text:placeholder-type="text">&lt;/if&gt;</text:placeholder></text:p>
              <text:p text:style-name="MP28"><text:placeholder text:placeholder-type="text">&lt;/otherwise&gt;</text:placeholder></text:p>
              <text:p text:style-name="MP28"><text:placeholder text:placeholder-type="text">&lt;/choose&gt;</text:placeholder></text:p>
              <text:p text:style-name="MP28"><text:placeholder text:placeholder-type="text">&lt;/when&gt;</text:placeholder></text:p>
              <text:p text:style-name="MP28"><text:placeholder text:placeholder-type="text">&lt;otherwise&gt;</text:placeholder></text:p>
              <text:p text:style-name="MP30"><text:placeholder text:placeholder-type="text">&lt;choose&gt;</text:placeholder></text:p>
              <text:p text:style-name="MP31"><text:placeholder text:placeholder-type="text">&lt;when test="o.partner_id.company_bank_id"&gt;</text:placeholder></text:p>
              <text:p text:style-name="MP29"><text:span text:style-name="MT11"><text:placeholder text:placeholder-type="text">&lt;o.partner_id.company_bank_id.bank_name&gt;</text:placeholder></text:span><text:span text:style-name="MT11"> IBAN </text:span><text:span text:style-name="MT11"><text:placeholder text:placeholder-type="text">&lt;o.partner_id.company_bank_id.iban&gt;</text:placeholder></text:span></text:p>
              <text:p text:style-name="MP31"><text:placeholder text:placeholder-type="text">&lt;/when&gt;</text:placeholder></text:p>
              <text:p text:style-name="MP32"><text:placeholder text:placeholder-type="text">&lt;otherwise&gt;</text:placeholder></text:p>
              <text:p text:style-name="MP31"><text:placeholder text:placeholder-type="text">&lt;if test="o.company_id.bank_ids"&gt;</text:placeholder></text:p>
              <text:p text:style-name="MP29"><text:span text:style-name="MT11"><text:placeholder text:placeholder-type="text">&lt;o.company_id.bank_ids[0].bank_name&gt;</text:placeholder></text:span><text:span text:style-name="MT11"> IBAN </text:span><text:span text:style-name="MT11"><text:placeholder text:placeholder-type="text">&lt;o.company_id.bank_ids[0].iban&gt;</text:placeholder></text:span></text:p>
              <text:p text:style-name="MP31"><text:placeholder text:placeholder-type="text">&lt;/if&gt;</text:placeholder></text:p>
              <text:p text:style-name="MP30"><text:placeholder text:placeholder-type="text">&lt;/otherwise&gt;</text:placeholder></text:p>
              <text:p text:style-name="MP33"><text:placeholder text:placeholder-type="text">&lt;/choose&gt;</text:placeholder></text:p>
              <text:p text:style-name="MP28"><text:bookmark-start text:name="__DdeLink__1113_910980541"/><text:placeholder text:placeholder-type="text">&lt;/otherwise&gt;</text:placeholder></text:p>
              <text:p text:style-name="MP34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35"/>
      </style:header>
      <style:footer>
        <text:p text:style-name="MP36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 table:style-name="Tabella5.1">
            <table:table-cell table:style-name="Tabella5.A1" office:value-type="string">
              <text:p text:style-name="MP37"/>
            </table:table-cell>
            <table:table-cell table:style-name="Tabella5.B1" office:value-type="string">
              <text:p text:style-name="MP38"/>
            </table:table-cell>
            <table:table-cell table:style-name="Tabella5.A1" office:value-type="string">
              <text:p text:style-name="MP39"/>
            </table:table-cell>
            <table:table-cell table:style-name="Tabella5.B1" office:value-type="string">
              <text:p text:style-name="Standard"/>
            </table:table-cell>
            <table:table-cell table:style-name="Tabella5.A1" office:value-type="string">
              <text:p text:style-name="MP40"/>
            </table:table-cell>
            <table:table-cell table:style-name="Tabella5.B1" office:value-type="string">
              <text:p text:style-name="MP41"/>
            </table:table-cell>
            <table:table-cell table:style-name="Tabella5.A1" office:value-type="string">
              <text:p text:style-name="MP40"/>
            </table:table-cell>
            <table:table-cell table:style-name="Tabella5.B1" office:value-type="string">
              <text:p text:style-name="MP41"/>
            </table:table-cell>
            <table:table-cell table:style-name="Tabella5.A1" office:value-type="string">
              <text:p text:style-name="MP41"/>
            </table:table-cell>
          </table:table-row>
          <table:table-row table:style-name="Tabella5.1">
            <table:table-cell table:style-name="Tabella5.A2" office:value-type="string">
              <text:p text:style-name="MP37"/>
            </table:table-cell>
            <table:table-cell table:style-name="Tabella5.B1" office:value-type="string">
              <text:p text:style-name="MP42"/>
            </table:table-cell>
            <table:table-cell table:style-name="Tabella5.A2" office:value-type="string">
              <text:p text:style-name="MP43"/>
            </table:table-cell>
            <table:table-cell table:style-name="Tabella5.B1" office:value-type="string">
              <text:p text:style-name="MP44"/>
            </table:table-cell>
            <table:table-cell table:style-name="Tabella5.A2" office:value-type="string">
              <text:p text:style-name="MP45"/>
            </table:table-cell>
            <table:table-cell table:style-name="Tabella5.B1" office:value-type="string">
              <text:p text:style-name="MP46"/>
            </table:table-cell>
            <table:table-cell table:style-name="Tabella5.A2" office:value-type="string">
              <text:p text:style-name="MP45"/>
            </table:table-cell>
            <table:table-cell table:style-name="Tabella5.B1" office:value-type="string">
              <text:p text:style-name="MP46"/>
            </table:table-cell>
            <table:table-cell table:style-name="Tabella5.A2" office:value-type="string">
              <text:p text:style-name="MP47"/>
            </table:table-cell>
          </table:table-row>
        </table:table>
        <text:p text:style-name="MP48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49"><text:bookmark-start text:name="__DdeLink__22927_1773268512"/><text:placeholder text:placeholder-type="text">&lt;o.company_id.rml_footer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5-06T14:49:25.414807645</dc:date>
    <meta:editing-duration>P6DT7H30M37S</meta:editing-duration>
    <meta:editing-cycles>742</meta:editing-cycles>
    <meta:generator>LibreOffice/5.1.6.2$Linux_X86_64 LibreOffice_project/10m0$Build-2</meta:generator>
    <meta:document-statistic meta:table-count="5" meta:image-count="0" meta:object-count="0" meta:page-count="1" meta:paragraph-count="76" meta:word-count="217" meta:character-count="2844" meta:non-whitespace-character-count="2698"/>
  </office:meta>
</office:document-meta>
</file>